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РЕЧЬ</text:p>
      <text:p text:style-name="Standard"/>
      <text:p text:style-name="Standard">СЛАЙД 1 с темой диплома</text:p>
      <text:p text:style-name="Standard">Добрый день. Меня зовут Волобуев Алексей. Я студент группы ВОМ51 и с вашего позволения займу у вас 5-7 минут что бы рассказать о своей дипломной работе.</text:p>
      <text:p text:style-name="Standard"/>
      <text:p text:style-name="Standard">Тема моего дипломного проекта «Управления пользовательскими файлами». Из темы можно понять, что данный проект является средством, позволяющем упрощать работу пользователя с файлами, хранящимися на жестком диске.</text:p>
      <text:p text:style-name="Standard"/>
      <text:p text:style-name="Standard">Основные задачи таких систем являются: хранение, доступ к файлам.</text:p>
      <text:p text:style-name="Standard">Рассмотрим подробнее каждую из этих задач. </text:p>
      <text:p text:style-name="Standard"/>
      <text:p text:style-name="Standard">СЛАЙД 2 с постановкой задачи</text:p>
      <text:p text:style-name="Standard">Подробно что то рассказать о постановке задачи. О том почему такое хранилище выбрали. О том почему лучше использовать нейросеть и что это дает.</text:p>
      <text:p text:style-name="Standard"/>
      <text:p text:style-name="Standard">СЛАЙД 3 решение поставленных зачач</text:p>
      <text:p text:style-name="Standard"/>
      <text:p text:style-name="Standard"/>
      <text:p text:style-name="Standard"/>
      <text:p text:style-name="Standard"/>
      <text:p text:style-name="Standard">1й слайд</text:p>
      <text:p text:style-name="Standard">Дипломная работа и тд</text:p>
      <text:p text:style-name="Standard">2й слайд (1-2 слайда)</text:p>
      <text:p text:style-name="Standard">Постановка задачи</text:p>
      <text:p text:style-name="Standard">3й слайду (Концептуальная модель)</text:p>
      <text:p text:style-name="Standard">Рисунок <text:s/>с </text:p>
      <text:p text:style-name="Standard">4й блок схемы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Nimbus Sans L1" style:font-size-asian="10.5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14T14:35:25</meta:creation-date>
    <dc:date>2010-06-14T15:39:42</dc:date>
    <meta:editing-duration>PT01H02M50S</meta:editing-duration>
    <meta:editing-cycles>7</meta:editing-cycles>
    <meta:generator>OpenOffice.org/3.1$Linux OpenOffice.org_project/310m19$Build-9420</meta:generator>
    <meta:document-statistic meta:table-count="0" meta:image-count="0" meta:object-count="0" meta:page-count="1" meta:paragraph-count="16" meta:word-count="127" meta:character-count="828"/>
  </office:meta>
</office:document-meta>
</file>